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91cm"/>
    </style:style>
    <style:style style:name="co3" style:family="table-column">
      <style:table-column-properties fo:break-before="auto" style:column-width="6.249cm"/>
    </style:style>
    <style:style style:name="co4" style:family="table-column">
      <style:table-column-properties fo:break-before="auto" style:column-width="11.499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896cm"/>
    </style:style>
    <style:style style:name="co12" style:family="table-column">
      <style:table-column-properties fo:break-before="auto" style:column-width="3.092cm"/>
    </style:style>
    <style:style style:name="co13" style:family="table-column">
      <style:table-column-properties fo:break-before="auto" style:column-width="2.591cm"/>
    </style:style>
    <style:style style:name="co14" style:family="table-column">
      <style:table-column-properties fo:break-before="auto" style:column-width="2.656cm"/>
    </style:style>
    <style:style style:name="co15" style:family="table-column">
      <style:table-column-properties fo:break-before="auto" style:column-width="1.939cm"/>
    </style:style>
    <style:style style:name="co16" style:family="table-column">
      <style:table-column-properties fo:break-before="auto" style:column-width="2.612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1.5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erv032020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Comma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0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rv032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15" table:default-cell-style-name="ce11"/>
        <table:table-column table:style-name="co18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21" office:value-type="string" office:string-value="NOME" calcext:value-type="string" table:number-columns-spanned="1" table:number-rows-spanned="3">
            <text:p><text:s/>NOME 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2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3">
            <office:annotation draw:style-name="gr1" draw:text-style-name="P2" svg:width="4.262cm" svg:height="1.47cm" svg:x="65.073cm" svg:y="0cm" draw:caption-point-x="1.487cm" draw:caption-point-y="0.01cm">
              <dc:date>2020-05-12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18"/>
          <table:table-cell table:style-name="ce19" table:number-columns-repeated="1004"/>
        </table:table-row>
        <table:table-row table:style-name="ro2">
          <table:covered-table-cell table:style-name="ce1"/>
          <table:covered-table-cell table:style-name="ce21"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5.227cm" svg:height="1.893cm" svg:x="47.231cm" svg:y="0cm" draw:caption-point-x="1.257cm" draw:caption-point-y="0.459cm">
              <dc:date>2020-05-12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5.45cm" svg:height="1.47cm" svg:x="50.191cm" svg:y="0.048cm" draw:caption-point-x="1.389cm" draw:caption-point-y="0.411cm">
              <dc:date>2020-05-12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3.374cm" svg:height="1.311cm" svg:x="52.775cm" svg:y="0.001cm" draw:caption-point-x="1.396cm" draw:caption-point-y="0.458cm">
              <dc:date>2020-05-12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28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8"/>
          <table:table-cell table:style-name="ce1" office:value-type="string" calcext:value-type="string" table:number-columns-spanned="1" table:number-rows-spanned="2">
            <office:annotation draw:style-name="gr4" draw:text-style-name="P2" svg:width="3.346cm" svg:height="1.047cm" svg:x="62.341cm" svg:y="0.048cm" draw:caption-point-x="1.367cm" draw:caption-point-y="0.411cm">
              <dc:date>2020-05-12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18"/>
          <table:table-cell table:style-name="ce19" table:number-columns-repeated="1004"/>
        </table:table-row>
        <table:table-row table:style-name="ro3">
          <table:covered-table-cell table:style-name="ce1"/>
          <table:covered-table-cell table:style-name="ce21"/>
          <table:covered-table-cell table:number-columns-repeated="2" table:style-name="ce1"/>
          <table:table-cell table:style-name="ce9" office:value-type="string" calcext:value-type="string">
            <office:annotation draw:style-name="gr5" draw:text-style-name="P2" svg:width="5.775cm" svg:height="2.051cm" svg:x="31.44cm" svg:y="0.551cm" draw:caption-point-x="1.107cm" draw:caption-point-y="0.432cm">
              <dc:date>2020-05-12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9" office:value-type="string" calcext:value-type="string">
            <office:annotation draw:style-name="gr5" draw:text-style-name="P2" svg:width="5.53cm" svg:height="2.051cm" svg:x="34.505cm" svg:y="0.551cm" draw:caption-point-x="1.092cm" draw:caption-point-y="0.432cm">
              <dc:date>2020-05-12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9" office:value-type="string" calcext:value-type="string">
            <office:annotation draw:style-name="gr6" draw:text-style-name="P2" svg:width="6.754cm" svg:height="2.254cm" svg:x="37.555cm" svg:y="0.618cm" draw:caption-point-x="1.178cm" draw:caption-point-y="0.365cm">
              <dc:date>2020-05-12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9" office:value-type="string" calcext:value-type="string">
            <office:annotation draw:style-name="gr5" draw:text-style-name="P2" svg:width="5.184cm" svg:height="2.051cm" svg:x="39.78cm" svg:y="0.551cm" draw:caption-point-x="0.913cm" draw:caption-point-y="0.432cm">
              <dc:date>2020-05-12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9" office:value-type="string" calcext:value-type="string">
            <office:annotation draw:style-name="gr5" draw:text-style-name="P2" svg:width="4.813cm" svg:height="2.051cm" svg:x="42.248cm" svg:y="0.363cm" draw:caption-point-x="1.013cm" draw:caption-point-y="0.62cm">
              <dc:date>2020-05-12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9" office:value-type="string" calcext:value-type="string">
            <office:annotation draw:style-name="gr7" draw:text-style-name="P2" svg:width="5.672cm" svg:height="3.162cm" svg:x="44.626cm" svg:y="0.587cm" draw:caption-point-x="0.965cm" draw:caption-point-y="0.396cm">
              <dc:date>2020-05-12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8" draw:text-style-name="P2" svg:width="6.762cm" svg:height="1.681cm" svg:x="55.388cm" svg:y="0.464cm" draw:caption-point-x="1.439cm" draw:caption-point-y="0.519cm">
              <dc:date>2020-05-12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9" office:value-type="string" calcext:value-type="string">
            <office:annotation draw:style-name="gr5" draw:text-style-name="P2" svg:width="5.25cm" svg:height="2.051cm" svg:x="57.514cm" svg:y="0.551cm" draw:caption-point-x="1.252cm" draw:caption-point-y="0.432cm">
              <dc:date>2020-05-12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9" office:value-type="string" calcext:value-type="string">
            <office:annotation draw:style-name="gr8" draw:text-style-name="P2" svg:width="7.053cm" svg:height="1.681cm" svg:x="60.385cm" svg:y="0.463cm" draw:caption-point-x="0.993cm" draw:caption-point-y="0.52cm">
              <dc:date>2020-05-12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18"/>
          <table:table-cell table:style-name="ce19" table:number-columns-repeated="1004"/>
        </table:table-row>
        <table:table-row table:style-name="ro4">
          <table:table-cell table:style-name="ce2" office:value-type="float" office:value="5057" calcext:value-type="float">
            <text:p>5057</text:p>
          </table:table-cell>
          <table:table-cell table:style-name="ce6" office:value-type="string" office:string-value="ALEX SANDRO CLEMENTE DE OLIVEIRA                  " calcext:value-type="string">
            <text:p><text:s/>ALEX SANDRO CLEMENTE DE OLIVEIRA <text:s text:c="18"/></text:p>
          </table:table-cell>
          <table:table-cell table:style-name="ce6" office:value-type="string" office:string-value="AUXILIAR DE PROMOTORIA I" calcext:value-type="string">
            <text:p><text:s/>AUXILIAR DE PROMOTORIA I </text:p>
          </table:table-cell>
          <table:table-cell table:style-name="ce6" office:value-type="string" office:string-value="SERVICO TECNICO ADMINISTRATIVO DE PRESIDENTE PRUDENTE" calcext:value-type="string">
            <text:p><text:s/>SERVICO TECNICO ADMINISTRATIVO DE PRESIDENTE PRUDENTE </text:p>
          </table:table-cell>
          <table:table-cell table:style-name="ce6" office:value-type="float" office:value="3403.89" calcext:value-type="float">
            <text:p><text:s/>3.403,89 </text:p>
          </table:table-cell>
          <table:table-cell table:style-name="ce12" office:value-type="float" office:value="334.28" calcext:value-type="float">
            <text:p><text:s/>334,28 </text:p>
          </table:table-cell>
          <table:table-cell table:style-name="ce12" office:value-type="float" office:value="712.52" calcext:value-type="float">
            <text:p><text:s/>712,52 </text:p>
          </table:table-cell>
          <table:table-cell table:style-name="ce12" office:value-type="float" office:value="2215.25" calcext:value-type="float">
            <text:p><text:s/>2.215,25 </text:p>
          </table:table-cell>
          <table:table-cell table:number-columns-repeated="2" table:style-name="ce12" office:value-type="string" office:string-value="-" calcext:value-type="string">
            <text:p><text:s/>- </text:p>
          </table:table-cell>
          <table:table-cell table:style-name="ce12" office:value-type="float" office:value="823.79" calcext:value-type="float">
            <text:p><text:s/>823,79 </text:p>
          </table:table-cell>
          <table:table-cell table:style-name="ce12" office:value-type="float" office:value="1113" calcext:value-type="float">
            <text:p><text:s/>1.113,00 </text:p>
          </table:table-cell>
          <table:table-cell table:style-name="ce12" table:formula="of:=SUM([.E4:.L4])" office:value-type="float" office:value="8602.73" calcext:value-type="float">
            <text:p><text:s/>8.602,73 </text:p>
          </table:table-cell>
          <table:table-cell table:style-name="ce10" office:value-type="float" office:value="981.03" calcext:value-type="float">
            <text:p><text:s/>981,03 </text:p>
          </table:table-cell>
          <table:table-cell table:style-name="ce10" office:value-type="float" office:value="211.09" calcext:value-type="float">
            <text:p><text:s/>211,09 </text:p>
          </table:table-cell>
          <table:table-cell table:style-name="ce2" office:value-type="string" calcext:value-type="string">
            <text:p>-</text:p>
          </table:table-cell>
          <table:table-cell table:style-name="ce14" office:value-type="float" office:value="1192.12" calcext:value-type="float">
            <text:p><text:s/>1.192,12 </text:p>
          </table:table-cell>
          <table:table-cell table:style-name="ce16" office:value-type="float" office:value="7410.61" calcext:value-type="float">
            <text:p>7.410,61</text:p>
          </table:table-cell>
          <table:table-cell table:number-columns-repeated="1006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4" table:number-rows-repeated="1043167">
          <table:table-cell table:number-columns-repeated="1024"/>
        </table:table-row>
        <table:table-row table:style-name="ro5" table:number-rows-repeated="538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Serv032020.$A$1" table:cell-range-address="$Serv032020.$A$4:.$R$4"/>
        </table:named-expressions>
      </table:table>
      <table:named-expressions/>
      <table:database-ranges>
        <table:database-range table:name="__Anonymous_Sheet_DB__0" table:target-range-address="Serv032020.A4:Serv032020.R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8:28:28.559218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erv032020" style:display-name="PageStyle_Serv03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4T18:29:48.520202445</dc:date>
    <meta:editing-duration>PT11M20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